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language="en" fo:country="GB"/>
    </style:style>
    <style:style style:name="P6" style:parent-style-name="Standard" style:family="paragraph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name="T13" style:parent-style-name="Absatz-Standardschriftart" style:family="text">
      <style:text-properties fo:language="en" fo:country="GB"/>
    </style:style>
  </office:automatic-styles>
  <office:body>
    <office:text text:use-soft-page-breaks="true">
      <text:p text:style-name="P1">Related work</text:p>
      <text:p text:style-name="Standard"/>
      <text:p text:style-name="P2">@article{ChenCrimeMining2003,</text:p>
      <text:p text:style-name="P3">author = {Chen, Hsiu-chin and Chung, Wingyan and Qin, Yi and Chau, Michael and Xu, Jennifer and Wang, G. and Zheng, Rong and Atabakhsh, Homa},</text:p>
      <text:p text:style-name="P4">year = {2003},</text:p>
      <text:p text:style-name="P5">month = {12},</text:p>
      <text:p text:style-name="P6">pages = {},</text:p>
      <text:p text:style-name="P7">title = {Crime Data Mining: An Overview and Case Studies}</text:p>
      <text:p text:style-name="Standard">}</text:p>
      <text:p text:style-name="P8">The existing literature on crime and fraud detection primarily focusses on niche use-cases and tailored data mining models.<text:s/>However,<text:s/>abstractions could be made and can be made which will be elaborated in section: future work.</text:p>
      <text:p text:style-name="P9">As data gathering and feature engineering was part of the problem the paper by provided \citet{<text:s/>ChenCrimeMining2003} a rough guideline. Using clustering techniques has shown itself to be a best-practice to identify differences on objects and data points. The paper states that \textit{Deviation detection}<text:s/>has been used for fraud detection. This approach can be found in two of our models – the z-score based model and in the AutoE<text:s/>ncoder, showing that even though these two models are not necessarily associated with crime pattern detection they are used and provide results in the context of crime data mining.</text:p>
      <text:p text:style-name="P10">The implementation and design of<text:s/>the<text:s/>dashboards enables subgroup detection<text:s/>\citet[page. 4]{<text:s/>ChenCrimeMining2003}, as clustering and outlier labels are<text:s/>provided and results can be back-tracked on feature level.</text:p>
      <text:p text:style-name="P11"/>
      <text:p text:style-name="P12">FUTURE WORK<text:line-break/>The paper by provided \citet{ChenCrimeMining2003} also suggests \textit{Social network analysis} as a Crime Data Mining approach. Besides gathering features from the website drimble the topic has been addressed whether Facebook websites of companies should be scraped as a compensation for missing web-presence or as an enhancement to drimble related features. Due to doubtful public access this idea has not been<text:s/>pursued.</text:p>
      <text:p text:style-name="Standard"><text:span text:style-name="T13">Another issue which should be regarded in future is discrimantion prevention of low-income companies as they might rank higher with in the computed bankruptcy feature. Research by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chielke, Ikira</meta:initial-creator>
    <dc:creator>Schielke, Ikira</dc:creator>
    <meta:creation-date>2020-02-02T18:40:00Z</meta:creation-date>
    <dc:date>2020-02-02T20:48:00Z</dc:date>
    <meta:template xlink:href="Normal.dotm" xlink:type="simple"/>
    <meta:editing-cycles>2</meta:editing-cycles>
    <meta:editing-duration>PT0S</meta:editing-duration>
    <meta:document-statistic meta:page-count="1" meta:paragraph-count="3" meta:word-count="267" meta:character-count="1951" meta:row-count="14" meta:non-whitespace-character-count="1687"/>
  </office:meta>
</office:document-meta>
</file>